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3.0431in" table:align="left"/>
    </style:style>
    <style:style style:name="Table1.A" style:family="table-column">
      <style:table-column-properties style:column-width="0.4479in"/>
    </style:style>
    <style:style style:name="Table1.B" style:family="table-column">
      <style:table-column-properties style:column-width="0.4285in"/>
    </style:style>
    <style:style style:name="Table1.C" style:family="table-column">
      <style:table-column-properties style:column-width="0.5736in"/>
    </style:style>
    <style:style style:name="Table1.F" style:family="table-column">
      <style:table-column-properties style:column-width="0.4458in"/>
    </style:style>
    <style:style style:name="Table1.A1" style:family="table-cell">
      <style:table-cell-properties style:vertical-align="middle" style:border-line-width-left="0.0007in 0.0139in 0.0007in" style:border-line-width-top="0.0007in 0.0139in 0.0007in" style:border-line-width-bottom="0.0007in 0.0139in 0.0007in" fo:padding="0.0194in" fo:border-left="0.05pt double #808080" fo:border-right="none" fo:border-top="0.05pt double #808080" fo:border-bottom="0.05pt double #808080"/>
    </style:style>
    <style:style style:name="Table1.E1" style:family="table-cell">
      <style:table-cell-properties style:vertical-align="middle" style:border-line-width="0.0007in 0.0139in 0.0007in" fo:padding="0.0194in" fo:border="0.05pt double #808080"/>
    </style:style>
    <style:style style:name="Table1.A2" style:family="table-cell">
      <style:table-cell-properties style:vertical-align="middle" style:border-line-width-left="0.0007in 0.0139in 0.0007in" style:border-line-width-bottom="0.0007in 0.0139in 0.0007in" fo:padding="0.0194in" fo:border-left="0.05pt double #808080" fo:border-right="none" fo:border-top="none" fo:border-bottom="0.05pt double #808080"/>
    </style:style>
    <style:style style:name="Table1.F2" style:family="table-cell">
      <style:table-cell-properties style:vertical-align="middle" style:border-line-width-left="0.0007in 0.0139in 0.0007in" style:border-line-width-right="0.0007in 0.0139in 0.0007in" style:border-line-width-bottom="0.0007in 0.0139in 0.0007in" fo:padding="0.0194in" fo:border-left="0.05pt double #808080" fo:border-right="0.05pt double #808080" fo:border-top="none" fo:border-bottom="0.05pt double #808080"/>
    </style:style>
    <style:style style:name="P1" style:family="paragraph" style:parent-style-name="Standard">
      <style:paragraph-properties fo:margin-left="0.1563in" fo:margin-right="0in" fo:margin-top="0.0835in" fo:margin-bottom="0in" fo:text-indent="0in" style:auto-text-indent="false"/>
    </style:style>
    <style:style style:name="P2" style:family="paragraph" style:parent-style-name="Standard">
      <style:paragraph-properties fo:margin-left="0.1563in" fo:margin-right="0in" fo:margin-top="0.0835in" fo:margin-bottom="0in" fo:text-indent="0in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margin-left="0.1563in" fo:margin-right="0in" fo:margin-top="0.0835in" fo:margin-bottom="0in" fo:text-indent="0in" style:auto-text-indent="false"/>
      <style:text-properties fo:font-size="12pt" fo:font-weight="bold" style:font-size-asian="12pt" style:font-weight-asian="bold" style:font-size-complex="12pt"/>
    </style:style>
    <style:style style:name="P4" style:family="paragraph" style:parent-style-name="Standard">
      <style:paragraph-properties fo:margin-left="0.1563in" fo:margin-right="0in" fo:margin-top="0.0835in" fo:margin-bottom="0in" fo:text-indent="0in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margin-left="0.1563in" fo:margin-right="0in" fo:margin-top="0.0835in" fo:margin-bottom="0in" fo:text-indent="0in" style:auto-text-indent="false"/>
      <style:text-properties fo:font-size="9pt" fo:font-weight="normal" style:font-size-asian="9pt" style:font-weight-asian="normal" style:font-size-complex="9pt" style:font-weight-complex="normal"/>
    </style:style>
    <style:style style:name="P6" style:family="paragraph" style:parent-style-name="Standard">
      <style:paragraph-properties fo:margin-left="0.1484in" fo:margin-right="0in" fo:margin-top="0.0835in" fo:margin-bottom="0in" fo:text-indent="0in" style:auto-text-indent="false"/>
      <style:text-properties fo:font-size="12pt" fo:font-weight="bold" style:font-size-asian="12pt" style:font-weight-asian="bold" style:font-size-complex="12pt"/>
    </style:style>
    <style:style style:name="P7" style:family="paragraph" style:parent-style-name="Standard">
      <style:paragraph-properties fo:margin-left="0.1783in" fo:margin-right="0in" fo:margin-top="0.0835in" fo:margin-bottom="0in" fo:text-indent="0in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left="0.1783in" fo:margin-right="0in" fo:margin-top="0.0835in" fo:margin-bottom="0in" fo:text-indent="0in" style:auto-text-indent="false"/>
      <style:text-properties fo:font-size="9pt" fo:font-weight="normal" style:font-size-asian="9pt" style:font-weight-asian="normal" style:font-size-complex="9pt" style:font-weight-complex="normal"/>
    </style:style>
    <style:style style:name="P9" style:family="paragraph" style:parent-style-name="Standard">
      <style:paragraph-properties fo:margin-left="0in" fo:margin-right="0in" fo:margin-top="0.0835in" fo:margin-bottom="0in" fo:text-indent="0in" style:auto-text-indent="false"/>
      <style:text-properties fo:font-size="12pt" fo:font-weight="bold" style:font-size-asian="12pt" style:font-weight-asian="bold" style:font-size-complex="12pt"/>
    </style:style>
    <style:style style:name="P10" style:family="paragraph" style:parent-style-name="Standard" style:list-style-name="L1">
      <style:paragraph-properties fo:margin-left="0.1484in" fo:margin-right="0in" fo:margin-top="0.0835in" fo:margin-bottom="0in" fo:text-indent="0in" style:auto-text-indent="false"/>
      <style:text-properties fo:font-size="12pt" fo:font-weight="bold" style:font-size-asian="12pt" style:font-weight-asian="bold" style:font-size-complex="12pt"/>
    </style:style>
    <style:style style:name="P11" style:family="paragraph" style:parent-style-name="Standard">
      <style:paragraph-properties fo:margin-left="0.1563in" fo:margin-right="0in" fo:margin-top="0.0835in" fo:margin-bottom="0in" fo:text-indent="0in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margin-left="0.1563in" fo:margin-right="0in" fo:margin-top="0.0835in" fo:margin-bottom="0in" fo:text-indent="0in" style:auto-text-indent="false"/>
      <style:text-properties style:font-name="DejaVu Sans Mono" fo:font-size="10pt" fo:font-weight="normal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margin-left="0.1563in" fo:margin-right="0in" fo:margin-top="0.0835in" fo:margin-bottom="0in" fo:text-indent="0in" style:auto-text-indent="false"/>
      <style:text-properties style:font-name="DejaVu Sans Mono" fo:font-size="10pt" fo:font-weight="bold" style:font-size-asian="10pt" style:font-weight-asian="bold" style:font-size-complex="10pt" style:font-weight-complex="bold"/>
    </style:style>
    <style:style style:name="P14" style:family="paragraph" style:parent-style-name="Table_20_Contents">
      <style:text-properties fo:font-size="2pt" style:font-size-asian="2pt" style:font-size-complex="2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Лабораторная работа 2</text:p>
      <text:p text:style-name="P6">Выполнил студент группы 4.3 ФВТ Уваров Михаил</text:p>
      <text:p text:style-name="P6">Название: <text:span text:style-name="T1">Сравнение методов сортировки</text:span></text:p>
      <text:list xml:id="list303221624" text:style-name="L1">
        <text:list-header>
          <text:p text:style-name="P10">Задание:</text:p>
        </text:list-header>
      </text:list>
      <text:p text:style-name="P2">Методы:</text:p>
      <text:p text:style-name="P2"><text:s text:c="4"/>- прямое включение (insertion sort)</text:p>
      <text:p text:style-name="P2"><text:s text:c="6"/>http://ru.wikipedia.org/wiki/Сортировка_вставками</text:p>
      <text:p text:style-name="P2"><text:s text:c="4"/>- прямой выбор (selection sort)</text:p>
      <text:p text:style-name="P2"><text:s text:c="6"/>http://ru.wikipedia.org/wiki/Сортировка_выбором</text:p>
      <text:p text:style-name="P2"><text:s text:c="4"/>- прямой обмен (bubble sort)</text:p>
      <text:p text:style-name="P2"><text:s text:c="6"/>http://ru.wikipedia.org/wiki/Сортировка_пузырьком</text:p>
      <text:p text:style-name="P2"><text:s text:c="4"/>- метод Хоара (quick sort)</text:p>
      <text:p text:style-name="P2"><text:s text:c="6"/>http://ru.wikipedia.org/wiki/Быстрая_сортировка</text:p>
      <text:p text:style-name="P2"></text:p>
      <text:p text:style-name="P2">Замерить:</text:p>
      <text:p text:style-name="P2"><text:s text:c="4"/>- время</text:p>
      <text:p text:style-name="P2"><text:s text:c="4"/>- число сранений</text:p>
      <text:p text:style-name="P2"><text:s text:c="4"/>- число присваиваний</text:p>
      <text:p text:style-name="P2"/>
      <text:p text:style-name="P4">Ход работы:</text:p>
      <text:p text:style-name="P2">Исходный код доступен:</text:p>
      <text:p text:style-name="P1">https://github.com/freeakk/sort</text:p>
      <text:p text:style-name="P2"/>
      <text:p text:style-name="P3">Ход работы и вывод:</text:p>
      <text:p text:style-name="P2"/>
      <text:p text:style-name="P2">Результаты (JavaScript):</text:p>
      <table:table table:name="Table1" table:style-name="Table1">
        <table:table-column table:style-name="Table1.A"/>
        <table:table-column table:style-name="Table1.B"/>
        <table:table-column table:style-name="Table1.C" table:number-columns-repeated="3"/>
        <table:table-column table:style-name="Table1.F"/>
        <table:table-row>
          <table:table-cell table:style-name="Table1.A1" office:value-type="string">
            <text:p text:style-name="Table_20_Contents">count</text:p>
          </table:table-cell>
          <table:table-cell table:style-name="Table1.A1" office:value-type="string">
            <text:p text:style-name="Table_20_Contents">name</text:p>
          </table:table-cell>
          <table:table-cell table:style-name="Table1.A1" table:number-columns-spanned="2" office:value-type="string">
            <text:p text:style-name="Table_20_Contents">random</text:p>
          </table:table-cell>
          <table:covered-table-cell/>
          <table:table-cell table:style-name="Table1.E1" table:number-columns-spanned="2" office:value-type="string">
            <text:p text:style-name="Table_20_Contents">sorted</text:p>
          </table:table-cell>
          <table:covered-table-cell/>
        </table:table-row>
        <table:table-row>
          <table:table-cell table:style-name="Table1.A2" office:value-type="string">
            <text:p text:style-name="Table_20_Contents">count</text:p>
          </table:table-cell>
          <table:table-cell table:style-name="Table1.A2" office:value-type="string">
            <text:p text:style-name="Table_20_Contents">name</text:p>
          </table:table-cell>
          <table:table-cell table:style-name="Table1.A2" office:value-type="string">
            <text:p text:style-name="Table_20_Contents">cmp</text:p>
          </table:table-cell>
          <table:table-cell table:style-name="Table1.A2" office:value-type="string">
            <text:p text:style-name="Table_20_Contents">swap</text:p>
          </table:table-cell>
          <table:table-cell table:style-name="Table1.A2" office:value-type="string">
            <text:p text:style-name="Table_20_Contents">cmp</text:p>
          </table:table-cell>
          <table:table-cell table:style-name="Table1.F2" office:value-type="string">
            <text:p text:style-name="Table_20_Contents">swap</text:p>
          </table:table-cell>
        </table:table-row>
        <table:table-row>
          <table:table-cell table:style-name="Table1.A2" office:value-type="string">
            <text:p text:style-name="Table_20_Contents">10</text:p>
          </table:table-cell>
          <table:table-cell table:style-name="Table1.A2" office:value-type="string">
            <text:p text:style-name="Table_20_Contents">ssort</text:p>
          </table:table-cell>
          <table:table-cell table:style-name="Table1.A2" office:value-type="string">
            <text:p text:style-name="Table_20_Contents">54</text:p>
          </table:table-cell>
          <table:table-cell table:style-name="Table1.A2" office:value-type="string">
            <text:p text:style-name="Table_20_Contents">6</text:p>
          </table:table-cell>
          <table:table-cell table:style-name="Table1.A2" office:value-type="string">
            <text:p text:style-name="Table_20_Contents">54</text:p>
          </table:table-cell>
          <table:table-cell table:style-name="Table1.F2" office:value-type="string">
            <text:p text:style-name="Table_20_Contents">5</text:p>
          </table:table-cell>
        </table:table-row>
        <table:table-row>
          <table:table-cell table:style-name="Table1.A2" office:value-type="string">
            <text:p text:style-name="Table_20_Contents">10</text:p>
          </table:table-cell>
          <table:table-cell table:style-name="Table1.A2" office:value-type="string">
            <text:p text:style-name="Table_20_Contents">isort</text:p>
          </table:table-cell>
          <table:table-cell table:style-name="Table1.A2" office:value-type="string">
            <text:p text:style-name="Table_20_Contents">34</text:p>
          </table:table-cell>
          <table:table-cell table:style-name="Table1.A2" office:value-type="string">
            <text:p text:style-name="Table_20_Contents">31</text:p>
          </table:table-cell>
          <table:table-cell table:style-name="Table1.A2" office:value-type="string">
            <text:p text:style-name="Table_20_Contents">8</text:p>
          </table:table-cell>
          <table:table-cell table:style-name="Table1.F2" office:value-type="string">
            <text:p text:style-name="Table_20_Contents">0</text:p>
          </table:table-cell>
        </table:table-row>
        <table:table-row>
          <table:table-cell table:style-name="Table1.A2" office:value-type="string">
            <text:p text:style-name="Table_20_Contents">10</text:p>
          </table:table-cell>
          <table:table-cell table:style-name="Table1.A2" office:value-type="string">
            <text:p text:style-name="Table_20_Contents">qsort</text:p>
          </table:table-cell>
          <table:table-cell table:style-name="Table1.A2" office:value-type="string">
            <text:p text:style-name="Table_20_Contents">37</text:p>
          </table:table-cell>
          <table:table-cell table:style-name="Table1.A2" office:value-type="string">
            <text:p text:style-name="Table_20_Contents">9</text:p>
          </table:table-cell>
          <table:table-cell table:style-name="Table1.A2" office:value-type="string">
            <text:p text:style-name="Table_20_Contents">36</text:p>
          </table:table-cell>
          <table:table-cell table:style-name="Table1.F2" office:value-type="string">
            <text:p text:style-name="Table_20_Contents">5</text:p>
          </table:table-cell>
        </table:table-row>
        <table:table-row>
          <table:table-cell table:style-name="Table1.A2" office:value-type="string">
            <text:p text:style-name="Table_20_Contents">10</text:p>
          </table:table-cell>
          <table:table-cell table:style-name="Table1.A2" office:value-type="string">
            <text:p text:style-name="Table_20_Contents">bsort</text:p>
          </table:table-cell>
          <table:table-cell table:style-name="Table1.A2" office:value-type="string">
            <text:p text:style-name="Table_20_Contents">90</text:p>
          </table:table-cell>
          <table:table-cell table:style-name="Table1.A2" office:value-type="string">
            <text:p text:style-name="Table_20_Contents">32</text:p>
          </table:table-cell>
          <table:table-cell table:style-name="Table1.A2" office:value-type="string">
            <text:p text:style-name="Table_20_Contents">9</text:p>
          </table:table-cell>
          <table:table-cell table:style-name="Table1.F2" office:value-type="string">
            <text:p text:style-name="Table_20_Contents">0</text:p>
          </table:table-cell>
        </table:table-row>
        <table:table-row>
          <table:table-cell table:style-name="Table1.A2" office:value-type="string">
            <text:p text:style-name="Table_20_Contents">50</text:p>
          </table:table-cell>
          <table:table-cell table:style-name="Table1.A2" office:value-type="string">
            <text:p text:style-name="Table_20_Contents">ssort</text:p>
          </table:table-cell>
          <table:table-cell table:style-name="Table1.A2" office:value-type="string">
            <text:p text:style-name="Table_20_Contents">1274</text:p>
          </table:table-cell>
          <table:table-cell table:style-name="Table1.A2" office:value-type="string">
            <text:p text:style-name="Table_20_Contents">41</text:p>
          </table:table-cell>
          <table:table-cell table:style-name="Table1.A2" office:value-type="string">
            <text:p text:style-name="Table_20_Contents">1274</text:p>
          </table:table-cell>
          <table:table-cell table:style-name="Table1.F2" office:value-type="string">
            <text:p text:style-name="Table_20_Contents">48</text:p>
          </table:table-cell>
        </table:table-row>
        <table:table-row>
          <table:table-cell table:style-name="Table1.A2" office:value-type="string">
            <text:p text:style-name="Table_20_Contents">50</text:p>
          </table:table-cell>
          <table:table-cell table:style-name="Table1.A2" office:value-type="string">
            <text:p text:style-name="Table_20_Contents">isort</text:p>
          </table:table-cell>
          <table:table-cell table:style-name="Table1.A2" office:value-type="string">
            <text:p text:style-name="Table_20_Contents">619</text:p>
          </table:table-cell>
          <table:table-cell table:style-name="Table1.A2" office:value-type="string">
            <text:p text:style-name="Table_20_Contents">574</text:p>
          </table:table-cell>
          <table:table-cell table:style-name="Table1.A2" office:value-type="string">
            <text:p text:style-name="Table_20_Contents">48</text:p>
          </table:table-cell>
          <table:table-cell table:style-name="Table1.F2" office:value-type="string">
            <text:p text:style-name="Table_20_Contents">0</text:p>
          </table:table-cell>
        </table:table-row>
        <table:table-row>
          <table:table-cell table:style-name="Table1.A2" office:value-type="string">
            <text:p text:style-name="Table_20_Contents">50</text:p>
          </table:table-cell>
          <table:table-cell table:style-name="Table1.A2" office:value-type="string">
            <text:p text:style-name="Table_20_Contents">qsort</text:p>
          </table:table-cell>
          <table:table-cell table:style-name="Table1.A2" office:value-type="string">
            <text:p text:style-name="Table_20_Contents">343</text:p>
          </table:table-cell>
          <table:table-cell table:style-name="Table1.A2" office:value-type="string">
            <text:p text:style-name="Table_20_Contents">78</text:p>
          </table:table-cell>
          <table:table-cell table:style-name="Table1.A2" office:value-type="string">
            <text:p text:style-name="Table_20_Contents">276</text:p>
          </table:table-cell>
          <table:table-cell table:style-name="Table1.F2" office:value-type="string">
            <text:p text:style-name="Table_20_Contents">31</text:p>
          </table:table-cell>
        </table:table-row>
        <table:table-row>
          <table:table-cell table:style-name="Table1.A2" office:value-type="string">
            <text:p text:style-name="Table_20_Contents">50</text:p>
          </table:table-cell>
          <table:table-cell table:style-name="Table1.A2" office:value-type="string">
            <text:p text:style-name="Table_20_Contents">bsort</text:p>
          </table:table-cell>
          <table:table-cell table:style-name="Table1.A2" office:value-type="string">
            <text:p text:style-name="Table_20_Contents">2107</text:p>
          </table:table-cell>
          <table:table-cell table:style-name="Table1.A2" office:value-type="string">
            <text:p text:style-name="Table_20_Contents">607</text:p>
          </table:table-cell>
          <table:table-cell table:style-name="Table1.A2" office:value-type="string">
            <text:p text:style-name="Table_20_Contents">49</text:p>
          </table:table-cell>
          <table:table-cell table:style-name="Table1.F2" office:value-type="string">
            <text:p text:style-name="Table_20_Contents">0</text:p>
          </table:table-cell>
        </table:table-row>
        <table:table-row>
          <table:table-cell table:style-name="Table1.A2" office:value-type="string">
            <text:p text:style-name="Table_20_Contents">500</text:p>
          </table:table-cell>
          <table:table-cell table:style-name="Table1.A2" office:value-type="string">
            <text:p text:style-name="Table_20_Contents">ssort</text:p>
          </table:table-cell>
          <table:table-cell table:style-name="Table1.A2" office:value-type="string">
            <text:p text:style-name="Table_20_Contents">125249</text:p>
          </table:table-cell>
          <table:table-cell table:style-name="Table1.A2" office:value-type="string">
            <text:p text:style-name="Table_20_Contents">494</text:p>
          </table:table-cell>
          <table:table-cell table:style-name="Table1.A2" office:value-type="string">
            <text:p text:style-name="Table_20_Contents">125249</text:p>
          </table:table-cell>
          <table:table-cell table:style-name="Table1.F2" office:value-type="string">
            <text:p text:style-name="Table_20_Contents">456</text:p>
          </table:table-cell>
        </table:table-row>
        <table:table-row>
          <table:table-cell table:style-name="Table1.A2" office:value-type="string">
            <text:p text:style-name="Table_20_Contents">500</text:p>
          </table:table-cell>
          <table:table-cell table:style-name="Table1.A2" office:value-type="string">
            <text:p text:style-name="Table_20_Contents">isort</text:p>
          </table:table-cell>
          <table:table-cell table:style-name="Table1.A2" office:value-type="string">
            <text:p text:style-name="Table_20_Contents">61585</text:p>
          </table:table-cell>
          <table:table-cell table:style-name="Table1.A2" office:value-type="string">
            <text:p text:style-name="Table_20_Contents">61089</text:p>
          </table:table-cell>
          <table:table-cell table:style-name="Table1.A2" office:value-type="string">
            <text:p text:style-name="Table_20_Contents">498</text:p>
          </table:table-cell>
          <table:table-cell table:style-name="Table1.F2" office:value-type="string">
            <text:p text:style-name="Table_20_Contents">0</text:p>
          </table:table-cell>
        </table:table-row>
        <table:table-row>
          <table:table-cell table:style-name="Table1.A2" office:value-type="string">
            <text:p text:style-name="Table_20_Contents">500</text:p>
          </table:table-cell>
          <table:table-cell table:style-name="Table1.A2" office:value-type="string">
            <text:p text:style-name="Table_20_Contents">qsort</text:p>
          </table:table-cell>
          <table:table-cell table:style-name="Table1.A2" office:value-type="string">
            <text:p text:style-name="Table_20_Contents">5570</text:p>
          </table:table-cell>
          <table:table-cell table:style-name="Table1.A2" office:value-type="string">
            <text:p text:style-name="Table_20_Contents">973</text:p>
          </table:table-cell>
          <table:table-cell table:style-name="Table1.A2" office:value-type="string">
            <text:p text:style-name="Table_20_Contents">5367</text:p>
          </table:table-cell>
          <table:table-cell table:style-name="Table1.F2" office:value-type="string">
            <text:p text:style-name="Table_20_Contents">337</text:p>
          </table:table-cell>
        </table:table-row>
        <text:soft-page-break/>
        <table:table-row>
          <table:table-cell table:style-name="Table1.A2" office:value-type="string">
            <text:p text:style-name="Table_20_Contents">500</text:p>
          </table:table-cell>
          <table:table-cell table:style-name="Table1.A2" office:value-type="string">
            <text:p text:style-name="Table_20_Contents">bsort</text:p>
          </table:table-cell>
          <table:table-cell table:style-name="Table1.A2" office:value-type="string">
            <text:p text:style-name="Table_20_Contents">228542</text:p>
          </table:table-cell>
          <table:table-cell table:style-name="Table1.A2" office:value-type="string">
            <text:p text:style-name="Table_20_Contents">61110</text:p>
          </table:table-cell>
          <table:table-cell table:style-name="Table1.A2" office:value-type="string">
            <text:p text:style-name="Table_20_Contents">499</text:p>
          </table:table-cell>
          <table:table-cell table:style-name="Table1.F2" office:value-type="string">
            <text:p text:style-name="Table_20_Contents">0</text:p>
          </table:table-cell>
        </table:table-row>
        <table:table-row>
          <table:table-cell table:style-name="Table1.A2" office:value-type="string">
            <text:p text:style-name="Table_20_Contents">1000</text:p>
          </table:table-cell>
          <table:table-cell table:style-name="Table1.A2" office:value-type="string">
            <text:p text:style-name="Table_20_Contents">ssort</text:p>
          </table:table-cell>
          <table:table-cell table:style-name="Table1.A2" office:value-type="string">
            <text:p text:style-name="Table_20_Contents">500499</text:p>
          </table:table-cell>
          <table:table-cell table:style-name="Table1.A2" office:value-type="string">
            <text:p text:style-name="Table_20_Contents">993</text:p>
          </table:table-cell>
          <table:table-cell table:style-name="Table1.A2" office:value-type="string">
            <text:p text:style-name="Table_20_Contents">500499</text:p>
          </table:table-cell>
          <table:table-cell table:style-name="Table1.F2" office:value-type="string">
            <text:p text:style-name="Table_20_Contents">987</text:p>
          </table:table-cell>
        </table:table-row>
        <table:table-row>
          <table:table-cell table:style-name="Table1.A2" office:value-type="string">
            <text:p text:style-name="Table_20_Contents">1000</text:p>
          </table:table-cell>
          <table:table-cell table:style-name="Table1.A2" office:value-type="string">
            <text:p text:style-name="Table_20_Contents">isort</text:p>
          </table:table-cell>
          <table:table-cell table:style-name="Table1.A2" office:value-type="string">
            <text:p text:style-name="Table_20_Contents">248392</text:p>
          </table:table-cell>
          <table:table-cell table:style-name="Table1.A2" office:value-type="string">
            <text:p text:style-name="Table_20_Contents">247401</text:p>
          </table:table-cell>
          <table:table-cell table:style-name="Table1.A2" office:value-type="string">
            <text:p text:style-name="Table_20_Contents">998</text:p>
          </table:table-cell>
          <table:table-cell table:style-name="Table1.F2" office:value-type="string">
            <text:p text:style-name="Table_20_Contents">0</text:p>
          </table:table-cell>
        </table:table-row>
        <table:table-row>
          <table:table-cell table:style-name="Table1.A2" office:value-type="string">
            <text:p text:style-name="Table_20_Contents">1000</text:p>
          </table:table-cell>
          <table:table-cell table:style-name="Table1.A2" office:value-type="string">
            <text:p text:style-name="Table_20_Contents">qsort</text:p>
          </table:table-cell>
          <table:table-cell table:style-name="Table1.A2" office:value-type="string">
            <text:p text:style-name="Table_20_Contents">13148</text:p>
          </table:table-cell>
          <table:table-cell table:style-name="Table1.A2" office:value-type="string">
            <text:p text:style-name="Table_20_Contents">2388</text:p>
          </table:table-cell>
          <table:table-cell table:style-name="Table1.A2" office:value-type="string">
            <text:p text:style-name="Table_20_Contents">11645</text:p>
          </table:table-cell>
          <table:table-cell table:style-name="Table1.F2" office:value-type="string">
            <text:p text:style-name="Table_20_Contents">688</text:p>
          </table:table-cell>
        </table:table-row>
        <table:table-row>
          <table:table-cell table:style-name="Table1.A2" office:value-type="string">
            <text:p text:style-name="Table_20_Contents">1000</text:p>
          </table:table-cell>
          <table:table-cell table:style-name="Table1.A2" office:value-type="string">
            <text:p text:style-name="Table_20_Contents">bsort</text:p>
          </table:table-cell>
          <table:table-cell table:style-name="Table1.A2" office:value-type="string">
            <text:p text:style-name="Table_20_Contents">964035</text:p>
          </table:table-cell>
          <table:table-cell table:style-name="Table1.A2" office:value-type="string">
            <text:p text:style-name="Table_20_Contents">247561</text:p>
          </table:table-cell>
          <table:table-cell table:style-name="Table1.A2" office:value-type="string">
            <text:p text:style-name="Table_20_Contents">999</text:p>
          </table:table-cell>
          <table:table-cell table:style-name="Table1.F2" office:value-type="string">
            <text:p text:style-name="Table_20_Contents">0</text:p>
          </table:table-cell>
        </table:table-row>
      </table:table>
      <text:p text:style-name="P2">Измерение времени (Erlang, microseconds):</text:p>
      <text:p text:style-name="P13">Number of elements: 10</text:p>
      <text:p text:style-name="P12">Sort #Fun&lt;lists.sort.1&gt; <text:s text:c="6"/>: T1= <text:s text:c="15"/>6 T2= <text:s text:c="15"/>4</text:p>
      <text:p text:style-name="P12">Sort #Fun&lt;bsort.sort.1&gt; <text:s text:c="6"/>: T1= <text:s text:c="14"/>22 T2= <text:s text:c="15"/>3</text:p>
      <text:p text:style-name="P12">Sort #Fun&lt;qsort.qsort1.1&gt; <text:s text:c="4"/>: T1= <text:s text:c="14"/>13 T2= <text:s text:c="14"/>17</text:p>
      <text:p text:style-name="P12">Sort #Fun&lt;qsort.qsort2.1&gt; <text:s text:c="4"/>: T1= <text:s text:c="14"/>16 T2= <text:s text:c="14"/>20</text:p>
      <text:p text:style-name="P12">Sort #Fun&lt;qsort.qsort3.1&gt; <text:s text:c="4"/>: T1= <text:s text:c="14"/>14 T2= <text:s text:c="14"/>18</text:p>
      <text:p text:style-name="P12">Sort #Fun&lt;qsort.qsort4.1&gt; <text:s text:c="4"/>: T1= <text:s text:c="15"/>9 T2= <text:s text:c="14"/>13</text:p>
      <text:p text:style-name="P12">Sort #Fun&lt;isort.sort.1&gt; <text:s text:c="6"/>: T1= <text:s text:c="14"/>14 T2= <text:s text:c="14"/>15</text:p>
      <text:p text:style-name="P12">Sort #Fun&lt;isort2.sort.1&gt; <text:s text:c="5"/>: T1= <text:s text:c="14"/>15 T2= <text:s text:c="15"/>8</text:p>
      <text:p text:style-name="P12">Sort #Fun&lt;ssort.sort.1&gt; <text:s text:c="6"/>: T1= <text:s text:c="14"/>17 T2= <text:s text:c="14"/>15</text:p>
      <text:p text:style-name="P12">Sort #Fun&lt;ssort2.sort.1&gt; <text:s text:c="5"/>: T1= <text:s text:c="14"/>30 T2= <text:s text:c="14"/>20</text:p>
      <text:p text:style-name="P12">Sort #Fun&lt;lists.sort.1&gt; <text:s text:c="6"/>: T1/I= <text:s text:c="6"/>1.500000 T2/I= <text:s text:c="6"/>1.200000</text:p>
      <text:p text:style-name="P12">Sort #Fun&lt;bsort.sort.1&gt; <text:s text:c="6"/>: T1/I= <text:s text:c="6"/>3.833333 T2/I= <text:s text:c="6"/>0.800000</text:p>
      <text:p text:style-name="P12">Sort #Fun&lt;qsort.qsort1.1&gt; <text:s text:c="4"/>: T1/I= <text:s text:c="6"/>2.333333 T2/I= <text:s text:c="6"/>4.200000</text:p>
      <text:p text:style-name="P12">Sort #Fun&lt;qsort.qsort2.1&gt; <text:s text:c="4"/>: T1/I= <text:s text:c="6"/>3.000000 T2/I= <text:s text:c="6"/>4.400000</text:p>
      <text:p text:style-name="P12">Sort #Fun&lt;qsort.qsort3.1&gt; <text:s text:c="4"/>: T1/I= <text:s text:c="6"/>2.833333 T2/I= <text:s text:c="6"/>3.600000</text:p>
      <text:p text:style-name="P12">Sort #Fun&lt;qsort.qsort4.1&gt; <text:s text:c="4"/>: T1/I= <text:s text:c="6"/>2.000000 T2/I= <text:s text:c="6"/>3.000000</text:p>
      <text:p text:style-name="P12">Sort #Fun&lt;isort.sort.1&gt; <text:s text:c="6"/>: T1/I= <text:s text:c="6"/>2.333333 T2/I= <text:s text:c="6"/>3.200000</text:p>
      <text:p text:style-name="P12">Sort #Fun&lt;isort2.sort.1&gt; <text:s text:c="5"/>: T1/I= <text:s text:c="6"/>2.166667 T2/I= <text:s text:c="6"/>1.600000</text:p>
      <text:p text:style-name="P12">Sort #Fun&lt;ssort.sort.1&gt; <text:s text:c="6"/>: T1/I= <text:s text:c="6"/>4.000000 T2/I= <text:s text:c="6"/>3.000000</text:p>
      <text:p text:style-name="P12">Sort #Fun&lt;ssort2.sort.1&gt; <text:s text:c="5"/>: T1/I= <text:s text:c="5"/>12.333333 T2/I= <text:s text:c="6"/>6.800000</text:p>
      <text:p text:style-name="P12"></text:p>
      <text:p text:style-name="P12"></text:p>
      <text:p text:style-name="P13">Number of elements: 100</text:p>
      <text:p text:style-name="P12">Sort #Fun&lt;lists.sort.1&gt; <text:s text:c="6"/>: T1= <text:s text:c="14"/>77 T2= <text:s text:c="14"/>18</text:p>
      <text:p text:style-name="P12">Sort #Fun&lt;bsort.sort.1&gt; <text:s text:c="6"/>: T1= <text:s text:c="12"/>1637 T2= <text:s text:c="14"/>22</text:p>
      <text:p text:style-name="P12">Sort #Fun&lt;qsort.qsort1.1&gt; <text:s text:c="4"/>: T1= <text:s text:c="13"/>287 T2= <text:s text:c="12"/>1318</text:p>
      <text:p text:style-name="P12">Sort #Fun&lt;qsort.qsort2.1&gt; <text:s text:c="4"/>: T1= <text:s text:c="13"/>273 T2= <text:s text:c="12"/>1450</text:p>
      <text:p text:style-name="P12">Sort #Fun&lt;qsort.qsort3.1&gt; <text:s text:c="4"/>: T1= <text:s text:c="13"/>247 T2= <text:s text:c="12"/>1290</text:p>
      <text:p text:style-name="P12">Sort #Fun&lt;qsort.qsort4.1&gt; <text:s text:c="4"/>: T1= <text:s text:c="13"/>176 T2= <text:s text:c="13"/>855</text:p>
      <text:p text:style-name="P12">Sort #Fun&lt;isort.sort.1&gt; <text:s text:c="6"/>: T1= <text:s text:c="13"/>475 T2= <text:s text:c="13"/>898</text:p>
      <text:p text:style-name="P12">Sort #Fun&lt;isort2.sort.1&gt; <text:s text:c="5"/>: T1= <text:s text:c="13"/>535 T2= <text:s text:c="14"/>40</text:p>
      <text:p text:style-name="P12">Sort #Fun&lt;ssort.sort.1&gt; <text:s text:c="6"/>: T1= <text:s text:c="13"/>727 T2= <text:s text:c="13"/>719</text:p>
      <text:p text:style-name="P12">Sort #Fun&lt;ssort2.sort.1&gt; <text:s text:c="5"/>: T1= <text:s text:c="12"/>1142 T2= <text:s text:c="12"/>1038</text:p>
      <text:p text:style-name="P12">Sort #Fun&lt;lists.sort.1&gt; <text:s text:c="6"/>: T1/I= <text:s text:c="6"/>0.934783 T2/I= <text:s text:c="6"/>1.250000</text:p>
      <text:p text:style-name="P12">Sort #Fun&lt;bsort.sort.1&gt; <text:s text:c="6"/>: T1/I= <text:s text:c="5"/>18.260870 T2/I= <text:s text:c="6"/>0.950000</text:p>
      <text:p text:style-name="P12"><text:soft-page-break/>Sort #Fun&lt;qsort.qsort1.1&gt; <text:s text:c="4"/>: T1/I= <text:s text:c="6"/>3.076087 T2/I= <text:s text:c="5"/>70.450000</text:p>
      <text:p text:style-name="P12">Sort #Fun&lt;qsort.qsort2.1&gt; <text:s text:c="4"/>: T1/I= <text:s text:c="6"/>3.000000 T2/I= <text:s text:c="5"/>67.950000</text:p>
      <text:p text:style-name="P12">Sort #Fun&lt;qsort.qsort3.1&gt; <text:s text:c="4"/>: T1/I= <text:s text:c="6"/>2.880435 T2/I= <text:s text:c="5"/>74.400000</text:p>
      <text:p text:style-name="P12">Sort #Fun&lt;qsort.qsort4.1&gt; <text:s text:c="4"/>: T1/I= <text:s text:c="6"/>2.010870 T2/I= <text:s text:c="5"/>43.400000</text:p>
      <text:p text:style-name="P12">Sort #Fun&lt;isort.sort.1&gt; <text:s text:c="6"/>: T1/I= <text:s text:c="6"/>6.739130 T2/I= <text:s text:c="5"/>44.250000</text:p>
      <text:p text:style-name="P12">Sort #Fun&lt;isort2.sort.1&gt; <text:s text:c="5"/>: T1/I= <text:s text:c="6"/>5.836957 T2/I= <text:s text:c="6"/>2.200000</text:p>
      <text:p text:style-name="P12">Sort #Fun&lt;ssort.sort.1&gt; <text:s text:c="6"/>: T1/I= <text:s text:c="6"/>8.684783 T2/I= <text:s text:c="5"/>36.500000</text:p>
      <text:p text:style-name="P12">Sort #Fun&lt;ssort2.sort.1&gt; <text:s text:c="5"/>: T1/I= <text:s text:c="5"/>11.260870 T2/I= <text:s text:c="5"/>57.700000</text:p>
      <text:p text:style-name="P12"/>
      <text:p text:style-name="P13">Number of elements: 500</text:p>
      <text:p text:style-name="P12">Sort #Fun&lt;lists.sort.1&gt; <text:s text:c="6"/>: T1= <text:s text:c="13"/>598 T2= <text:s text:c="14"/>91</text:p>
      <text:p text:style-name="P12">Sort #Fun&lt;bsort.sort.1&gt; <text:s text:c="6"/>: T1= <text:s text:c="11"/>47922 T2= <text:s text:c="14"/>94</text:p>
      <text:p text:style-name="P12">Sort #Fun&lt;qsort.qsort1.1&gt; <text:s text:c="4"/>: T1= <text:s text:c="12"/>1478 T2= <text:s text:c="11"/>33615</text:p>
      <text:p text:style-name="P12">Sort #Fun&lt;qsort.qsort2.1&gt; <text:s text:c="4"/>: T1= <text:s text:c="12"/>1559 T2= <text:s text:c="11"/>32695</text:p>
      <text:p text:style-name="P12">Sort #Fun&lt;qsort.qsort3.1&gt; <text:s text:c="4"/>: T1= <text:s text:c="12"/>1420 T2= <text:s text:c="11"/>30942</text:p>
      <text:p text:style-name="P12">Sort #Fun&lt;qsort.qsort4.1&gt; <text:s text:c="4"/>: T1= <text:s text:c="13"/>986 T2= <text:s text:c="11"/>21197</text:p>
      <text:p text:style-name="P12">Sort #Fun&lt;isort.sort.1&gt; <text:s text:c="6"/>: T1= <text:s text:c="11"/>10963 T2= <text:s text:c="11"/>21404</text:p>
      <text:p text:style-name="P12">Sort #Fun&lt;isort2.sort.1&gt; <text:s text:c="5"/>: T1= <text:s text:c="11"/>12902 T2= <text:s text:c="13"/>216</text:p>
      <text:p text:style-name="P12">Sort #Fun&lt;ssort.sort.1&gt; <text:s text:c="6"/>: T1= <text:s text:c="11"/>18153 T2= <text:s text:c="11"/>17958</text:p>
      <text:p text:style-name="P12">Sort #Fun&lt;ssort2.sort.1&gt; <text:s text:c="5"/>: T1= <text:s text:c="11"/>24090 T2= <text:s text:c="11"/>23803</text:p>
      <text:p text:style-name="P12">Sort #Fun&lt;lists.sort.1&gt; <text:s text:c="6"/>: T1/I= <text:s text:c="6"/>1.035775 T2/I= <text:s text:c="6"/>1.077778</text:p>
      <text:p text:style-name="P12">Sort #Fun&lt;bsort.sort.1&gt; <text:s text:c="6"/>: T1/I= <text:s text:c="5"/>80.439523 T2/I= <text:s text:c="6"/>1.055556</text:p>
      <text:p text:style-name="P12">Sort #Fun&lt;qsort.qsort1.1&gt; <text:s text:c="4"/>: T1/I= <text:s text:c="6"/>2.495741 T2/I= <text:s text:c="4"/>377.844444</text:p>
      <text:p text:style-name="P12">Sort #Fun&lt;qsort.qsort2.1&gt; <text:s text:c="4"/>: T1/I= <text:s text:c="6"/>2.686542 T2/I= <text:s text:c="4"/>363.322222</text:p>
      <text:p text:style-name="P12">Sort #Fun&lt;qsort.qsort3.1&gt; <text:s text:c="4"/>: T1/I= <text:s text:c="6"/>2.349233 T2/I= <text:s text:c="4"/>345.255556</text:p>
      <text:p text:style-name="P12">Sort #Fun&lt;qsort.qsort4.1&gt; <text:s text:c="4"/>: T1/I= <text:s text:c="6"/>1.678024 T2/I= <text:s text:c="4"/>236.966667</text:p>
      <text:p text:style-name="P12">Sort #Fun&lt;isort.sort.1&gt; <text:s text:c="6"/>: T1/I= <text:s text:c="5"/>18.603066 T2/I= <text:s text:c="4"/>237.388889</text:p>
      <text:p text:style-name="P12">Sort #Fun&lt;isort2.sort.1&gt; <text:s text:c="5"/>: T1/I= <text:s text:c="5"/>22.134583 T2/I= <text:s text:c="6"/>2.277778</text:p>
      <text:p text:style-name="P12">Sort #Fun&lt;ssort.sort.1&gt; <text:s text:c="6"/>: T1/I= <text:s text:c="5"/>30.897785 T2/I= <text:s text:c="4"/>200.855556</text:p>
      <text:p text:style-name="P12">Sort #Fun&lt;ssort2.sort.1&gt; <text:s text:c="5"/>: T1/I= <text:s text:c="5"/>41.095400 T2/I= <text:s text:c="4"/>266.633333</text:p>
      <text:p text:style-name="P12"></text:p>
      <text:p text:style-name="P12">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5728in" fo:margin-bottom="0.6417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57M37S</meta:editing-duration>
    <meta:editing-cycles>9</meta:editing-cycles>
    <meta:generator>LibreOffice/3.4$Linux LibreOffice_project/340m1$Build-502</meta:generator>
    <dc:date>2012-03-26T10:58:32</dc:date>
    <meta:document-statistic meta:table-count="1" meta:image-count="0" meta:object-count="0" meta:page-count="3" meta:paragraph-count="197" meta:word-count="603" meta:character-count="5573" meta:non-whitespace-character-count="3620"/>
    <meta:user-defined meta:name="Info 1"/>
    <meta:user-defined meta:name="Info 2"/>
    <meta:user-defined meta:name="Info 3"/>
    <meta:user-defined meta:name="Info 4"/>
  </office:meta>
</office:document-meta>
</file>